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2pt" fo:font-weight="bold"/>
    </style:style>
    <style:style style:name="T4" style:family="text">
      <style:text-properties fo:color="#ffcc99" fo:font-size="22pt" fo:font-weight="bold"/>
    </style:style>
    <style:style style:name="T5" style:family="text">
      <style:text-properties fo:font-size="26pt"/>
    </style:style>
    <style:style style:name="T6" style:family="text">
      <style:text-properties fo:color="#ffff00" fo:font-size="26pt"/>
    </style:style>
    <style:style style:name="T7" style:family="text">
      <style:text-properties fo:font-style="italic" fo:font-weight="normal"/>
    </style:style>
    <style:style style:name="T8" style:family="text">
      <style:text-properties fo:color="#23ff23" fo:font-style="italic" fo:font-weight="normal"/>
    </style:style>
    <style:style style:name="T9" style:family="text">
      <style:text-properties fo:color="#23ff23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y tutorial section 8</presentation:footer-decl>
      <presentation:footer-decl presentation:name="ftr2">CMPTxxxx</presentation:footer-decl>
      <presentation:date-time-decl presentation:name="dtd1" presentation:source="fixed">8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Python tutorial §8:<text:line-break/><text:tab/><text:tab/><text:tab/><text:tab/>User-defined Exceptio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8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tut 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Exception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and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ai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n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ser-defined</text:span>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sing <text:span text:style-name="T1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andling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standard <text:span text:style-name="T2">math.sqrt()</text:span> raises <text:span text:style-name="T2">ValueError</text:span> on a <text:span text:style-name="T1">negative</text:span> argumen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rom math import sq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sqrt(-1)</text:span><text:span text:style-name="T3"><text:tab/></text:span><text:span text:style-name="T3"><text:tab/></text:span><text:span text:style-name="T3"><text:tab/></text:span><text:span text:style-name="T4"># ValueErr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an <text:span text:style-name="T1">handle</text:span> thi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num = input('Find sqrt of: '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result = sqrt(nu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The square root is', resul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Value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"Can't take square root of", n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aising exceptions</text:p>
          </draw:text-box>
        </draw:frame>
        <draw:frame presentation:style-name="pr5" draw:text-style-name="P3" draw:layer="layout" svg:width="25.199cm" svg:height="14.671cm" svg:x="1.4cm" svg:y="4.507cm" presentation:class="outline" presentation:user-transformed="true">
          <draw:text-box>
            <text:list text:style-name="L3">
              <text:list-item>
                <text:p text:style-name="P3"><text:span text:style-name="T5">We can </text:span><text:span text:style-name="T6">force</text:span><text:span text:style-name="T5"> exceptions to be </text:span><text:span text:style-name="T6">raised</text:span><text:span text:style-name="T5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while Tru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3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5">Within a </text:span><text:span text:style-name="T6">handler</text:span><text:span text:style-name="T5">, can </text:span><text:span text:style-name="T6">re-raise</text:span><text:span text:style-name="T5"> the current excep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raise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oops, divided by zero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rais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# raises ZeroDivision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'else' clauses for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optional <text:span text:style-name="T2">else</text:span> clause is executed only if the <text:span text:style-name="T2">try</text:span> block completes <text:span text:style-name="T1">without</text:span> throwing any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for tries in range(3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3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'finally' clauses for exceptions</text:p>
          </draw:text-box>
        </draw:frame>
        <draw:frame presentation:style-name="pr5" draw:text-style-name="P3" draw:layer="layout" svg:width="25.199cm" svg:height="14.42cm" svg:x="1.4cm" svg:y="4.507cm" presentation:class="outline" presentation:user-transformed="true">
          <draw:text-box>
            <text:list text:style-name="L3">
              <text:list-item>
                <text:p text:style-name="P3">The optional <text:span text:style-name="T2">finally</text:span> clause is <text:span text:style-name="T1">always</text:span> executed before <text:span text:style-name="T1">leaving</text:span> the section, whether an exception happened or not.<text:tab/><text:tab/><text:tab/><text:tab/><text:span text:style-name="T7">(</text:span><text:span text:style-name="T8">finally</text:span><text:span text:style-name="T7"> is only in Python 2.5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for tries in range(3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3">raise ZeroDivisionErr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ZeroDivisionError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You got it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inall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Bye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er-defined excep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Like everything else in an OO language, exceptions are <text:span text:style-name="T1">objects</text:span>: <text:span text:style-name="T1">instances</text:span> of the <text:span text:style-name="T2">Exception</text:span> class.</text:p>
              </text:list-item>
            </text:list>
            <text:list text:style-name="L3">
              <text:list-item>
                <text:p text:style-name="P3">You can <text:span text:style-name="T1">define</text:span> your own exceptions by making a <text:span text:style-name="T1">subclass</text:span> of the <text:span text:style-name="T2">Exception</text:span>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a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Make an <text:span text:style-name="T1">instance</text:span> of your class and <text:span text:style-name="T1">raise</text:span> i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myEx1 = MyExceptio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raise myEx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raise MyExcepti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assing data with an excep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Override <text:span text:style-name="T2">__init__</text:span> to add an instance <text:span text:style-name="T1">variabl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def __init__(self, tries=0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self.numtries = tr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ow we can package <text:span text:style-name="T1">auxiliary data</text:span> with the exception, using the <text:span text:style-name="T1">constructo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raise MyException(5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Unpack</text:span> the data in the <text:span text:style-name="T1">handler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MyException, 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%d tries' % e.num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Second param </text:span><text:span text:style-name="T9">e</text:span><text:span text:style-name="T5"> refers to the exception </text:span><text:span text:style-name="T6">insta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user-defined exception</text:p>
          </draw:text-box>
        </draw:frame>
        <draw:frame presentation:style-name="pr7" draw:text-style-name="P6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class MyException(Exceptio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def __init__(self, t=0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self.numtries = 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ry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for tries in range(1, 6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3">if input('Guess a number: ') == 5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3">raise MyException(tries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xcept MyException, 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You got it in only %d tries!' % e.num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'Too bad, you ran out of tries!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Py tut 8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Exception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and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ai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n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ser-defined</text:span> exce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ssing <text:span text:style-name="T1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07</text:span> due this week: Ch9 choose one: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08</text:span> due next week:</text:p>
              </text:list-item>
            </text:list>
            <text:list text:style-name="L3">
              <text:list-item>
                <text:list>
                  <text:list-item>
                    <text:p text:style-name="P4">Robust user input</text:p>
                  </text:list-item>
                </text:list>
              </text:list-item>
            </text:list>
            <text:list text:style-name="L3">
              <text:list-item>
                <text:p text:style-name="P3">Paper <text:span text:style-name="T1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6-10-30T09:58:23</meta:creation-date>
    <dc:creator>Sean Ho</dc:creator>
    <dc:date>2006-11-08T15:58:03</dc:date>
    <dc:language>en-US</dc:language>
    <meta:editing-cycles>35</meta:editing-cycles>
    <meta:editing-duration>PT13H51M52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